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language="en" fo:country="US" officeooo:rsid="000f5c41" officeooo:paragraph-rsid="00102066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f5c41" officeooo:paragraph-rsid="000f5c41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0f5c41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f5c41" officeooo:paragraph-rsid="000f5c41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02066" officeooo:paragraph-rsid="00102066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1dec1" officeooo:paragraph-rsid="0011dec1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size="16pt" fo:language="en" fo:country="US" officeooo:rsid="00102066" officeooo:paragraph-rsid="00102066" style:font-size-asian="16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fo:language="en" fo:country="US" officeooo:rsid="00102066" officeooo:paragraph-rsid="00102066"/>
    </style:style>
    <style:style style:name="P9" style:family="paragraph" style:parent-style-name="Standard" style:list-style-name="L2">
      <style:paragraph-properties fo:text-align="start" style:justify-single-word="false"/>
      <style:text-properties fo:language="en" fo:country="US" officeooo:rsid="0011dec1" officeooo:paragraph-rsid="0011dec1"/>
    </style:style>
    <style:style style:name="P10" style:family="paragraph" style:parent-style-name="Standard" style:list-style-name="L2">
      <style:paragraph-properties fo:text-align="start" style:justify-single-word="false"/>
      <style:text-properties fo:language="en" fo:country="US" officeooo:rsid="0012c7fa" officeooo:paragraph-rsid="0012c7fa"/>
    </style:style>
    <style:style style:name="P11" style:family="paragraph" style:parent-style-name="Standard" style:list-style-name="L2">
      <style:paragraph-properties fo:text-align="start" style:justify-single-word="false"/>
      <style:text-properties fo:language="en" fo:country="US" officeooo:rsid="0012c7fa" officeooo:paragraph-rsid="0014acae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2c7fa" officeooo:paragraph-rsid="0012c7fa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3e5e9" officeooo:paragraph-rsid="0013e5e9"/>
    </style:style>
    <style:style style:name="P14" style:family="paragraph" style:parent-style-name="Standard" style:list-style-name="L3">
      <style:paragraph-properties fo:text-align="start" style:justify-single-word="false"/>
      <style:text-properties fo:language="en" fo:country="US" officeooo:rsid="0013e5e9" officeooo:paragraph-rsid="0013e5e9"/>
    </style:style>
    <style:style style:name="P15" style:family="paragraph" style:parent-style-name="Standard" style:list-style-name="L2">
      <style:paragraph-properties fo:text-align="start" style:justify-single-word="false"/>
      <style:text-properties fo:language="en" fo:country="US" officeooo:rsid="001428cb" officeooo:paragraph-rsid="0015b2bb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428cb" officeooo:paragraph-rsid="0015b2bb"/>
    </style:style>
    <style:style style:name="P17" style:family="paragraph" style:parent-style-name="Standard" style:list-style-name="L3">
      <style:paragraph-properties fo:text-align="start" style:justify-single-word="false"/>
      <style:text-properties fo:language="en" fo:country="US" officeooo:rsid="00149a8a" officeooo:paragraph-rsid="00149a8a"/>
    </style:style>
    <style:style style:name="P18" style:family="paragraph" style:parent-style-name="Standard" style:list-style-name="L2">
      <style:paragraph-properties fo:text-align="start" style:justify-single-word="false"/>
      <style:text-properties fo:language="en" fo:country="US" officeooo:rsid="0015b2bb" officeooo:paragraph-rsid="0015b2bb"/>
    </style:style>
    <style:style style:name="P19" style:family="paragraph" style:parent-style-name="Standard" style:list-style-name="L3">
      <style:paragraph-properties fo:text-align="start" style:justify-single-word="false"/>
      <style:text-properties fo:language="en" fo:country="US" officeooo:rsid="00164037" officeooo:paragraph-rsid="00164037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c6d51" officeooo:paragraph-rsid="001c6d51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16e487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1c6d51"/>
    </style:style>
    <style:style style:name="T1" style:family="text">
      <style:text-properties fo:font-size="20pt" fo:background-color="transparent" loext:char-shading-value="0" style:font-size-asian="20pt" style:font-size-complex="20pt" loext:padding="0.4cm" loext:border-left="none" loext:border-right="none" loext:border-top="none" loext:border-bottom="0.51pt solid #000000"/>
    </style:style>
    <style:style style:name="T2" style:family="text">
      <style:text-properties officeooo:rsid="0011dec1"/>
    </style:style>
    <style:style style:name="T3" style:family="text">
      <style:text-properties officeooo:rsid="0012c7f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acae"/>
    </style:style>
    <style:style style:name="T6" style:family="text">
      <style:text-properties officeooo:rsid="0015b2bb"/>
    </style:style>
    <style:style style:name="T7" style:family="text">
      <style:text-properties fo:language="en" fo:country="US" officeooo:rsid="0015b2bb"/>
    </style:style>
    <style:style style:name="T8" style:family="text">
      <style:text-properties fo:language="en" fo:country="US" officeooo:rsid="0016d2cb"/>
    </style:style>
    <style:style style:name="T9" style:family="text">
      <style:text-properties fo:language="en" fo:country="US" officeooo:rsid="0016e487"/>
    </style:style>
    <style:style style:name="T10" style:family="text">
      <style:text-properties fo:language="en" fo:country="US" officeooo:rsid="001428cb"/>
    </style:style>
    <style:style style:name="T11" style:family="text">
      <style:text-properties fo:language="en" fo:country="US" officeooo:rsid="001a9c9b"/>
    </style:style>
    <style:style style:name="T12" style:family="text">
      <style:text-properties fo:language="en" fo:country="US" fo:font-weight="bold" officeooo:rsid="001a9c9b" style:font-weight-asian="bold" style:font-weight-complex="bold"/>
    </style:style>
    <style:style style:name="T13" style:family="text">
      <style:text-properties fo:language="en" fo:country="US" officeooo:rsid="001c6d5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imulation project :</text:span> </text:p>
      <text:p text:style-name="P1"/>
      <text:p text:style-name="P7">Simulation of the COVID-19 epidemy spread</text:p>
      <text:p text:style-name="P2"/>
      <text:p text:style-name="P4">https://www.washingtonpost.com/graphics/2020/world/corona-simulator/</text:p>
      <text:p text:style-name="P3"/>
      <text:p text:style-name="P5">1) Exponential growth of the epidemic</text:p>
      <text:p text:style-name="P5"/>
      <text:p text:style-name="P5">2) See how epidemic growth is affected by restriction measures :</text:p>
      <text:p text:style-name="P5"/>
      <text:list xml:id="list2100329718" text:style-name="L1">
        <text:list-item>
          <text:p text:style-name="P8">Vaccination (change probability of getting it)</text:p>
        </text:list-item>
        <text:list-item>
          <text:p text:style-name="P8">Quarantine</text:p>
        </text:list-item>
        <text:list-item>
          <text:p text:style-name="P8">Social <text:span text:style-name="T2">distancing</text:span></text:p>
        </text:list-item>
      </text:list>
      <text:p text:style-name="P5"/>
      <text:p text:style-name="P6">To do :</text:p>
      <text:p text:style-name="P6"/>
      <text:list xml:id="list3745250821" text:style-name="L2">
        <text:list-item>
          <text:p text:style-name="P9">Define subclasses : <text:line-break/><text:span text:style-name="T3">1) </text:span>Infected Particle.<text:line-break/><text:span text:style-name="T3">2) </text:span>Recovering Particle.</text:p>
          <text:p text:style-name="P9"><text:span text:style-name="T3">3) </text:span>Healthy Particl<text:span text:style-name="T6">e.<text:line-break/>4) Vaccinated particle.</text:span></text:p>
          <text:p text:style-name="P9"/>
        </text:list-item>
        <text:list-item>
          <text:p text:style-name="P10">Self.state_of_infection :</text:p>
          <text:p text:style-name="P10">0 = Healthy<text:line-break/>1 = Infected<text:line-break/>2 = recovering</text:p>
          <text:p text:style-name="P10"/>
        </text:list-item>
        <text:list-item>
          <text:p text:style-name="P9"><text:span text:style-name="T5">self.probability_of_transmission:</text:span><text:line-break/><text:span text:style-name="T3">1) P_infected = 0</text:span></text:p>
          <text:p text:style-name="P11">2) P_recovering = 0<text:line-break/>3) P_healthy = p<text:line-break/></text:p>
        </text:list-item>
        <text:list-item>
          <text:p text:style-name="P11"><text:span text:style-name="T5">self.survival:</text:span></text:p>
          <text:p text:style-name="P11"><text:span text:style-name="T5">only the infected particle get this attribute.<text:line-break/>1) p_of_dying = 1 – p_of_recovering.</text:span><text:line-break/></text:p>
        </text:list-item>
        <text:list-item>
          <text:p text:style-name="P15">Quarantine/social distancing: <text:line-break/>self.state_moving:<text:line-break/>0 = quarantine, p = 0, particle does not see other particles.<text:line-break/>1 = social distancing, p’ = 0.5p.</text:p>
          <text:p text:style-name="P15"/>
        </text:list-item>
        <text:list-item>
          <text:p text:style-name="P18">Self.vaccine_status:</text:p>
        </text:list-item>
      </text:list>
      <text:p text:style-name="P16"/>
      <text:p text:style-name="P16"><text:span text:style-name="T6">To go further:</text:span></text:p>
      <text:p text:style-name="P16"/>
      <text:list xml:id="list176200547" text:style-name="L4">
        <text:list-item>
          <text:p text:style-name="P21"><text:span text:style-name="T7">Vaccinated particle could also be infected but with </text:span><text:span text:style-name="T8">a lower probability, and with a lower probability of dying </text:span><text:span text:style-name="T11">in this case, vaccination becomes a </text:span><text:span text:style-name="T12">function</text:span><text:span text:style-name="T11">. If self.vaccine_status = 1, then this function modifies probability of transmission/dying/recovering and self_state_of_infection.</text:span></text:p>
        </text:list-item>
        <text:list-item>
          <text:p text:style-name="P22"><text:span text:style-name="T9">Recovered particle switch to the class vaccinated particle.</text:span></text:p>
        </text:list-item>
        <text:list-item>
          <text:p text:style-name="P22"><text:soft-page-break/><text:span text:style-name="T13">Healthy particle can acquire randomly (or not) the status of vaccinated.</text:span><text:span text:style-name="T10"><text:line-break/></text:span></text:p>
        </text:list-item>
      </text:list>
      <text:p text:style-name="P12"/>
      <text:p text:style-name="P13">Analyzes:</text:p>
      <text:p text:style-name="P13"/>
      <text:p text:style-name="P20">For each different scenarii we can compute:</text:p>
      <text:p text:style-name="P20"/>
      <text:list xml:id="list3695469653" text:style-name="L3">
        <text:list-item>
          <text:p text:style-name="P14">Live graph of <text:span text:style-name="T4">infected</text:span> over time/<text:span text:style-name="T4">recovering</text:span> over time/ <text:span text:style-name="T4">healthy</text:span> over time.</text:p>
        </text:list-item>
        <text:list-item>
          <text:p text:style-name="P17">Live graph in different conditions.</text:p>
        </text:list-item>
        <text:list-item>
          <text:p text:style-name="P19">Live graph of number of death over time.</text:p>
        </text:list-item>
      </text:list>
      <text:p text:style-name="P1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7T11:06:30.197485080</meta:creation-date>
    <dc:date>2021-12-07T11:54:26.438040411</dc:date>
    <meta:editing-duration>PT46M5S</meta:editing-duration>
    <meta:editing-cycles>15</meta:editing-cycles>
    <meta:generator>LibreOffice/7.2.2.2$MacOSX_X86_64 LibreOffice_project/02b2acce88a210515b4a5bb2e46cbfb63fe97d56</meta:generator>
    <meta:document-statistic meta:table-count="0" meta:image-count="0" meta:object-count="0" meta:page-count="2" meta:paragraph-count="31" meta:word-count="228" meta:character-count="1490" meta:non-whitespace-character-count="1305"/>
  </office:meta>
</office:document-meta>
</file>